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FreeMono" svg:font-family="FreeMono" style:font-adornments="標準" style:font-family-generic="modern" style:font-pitch="fixed"/>
    <style:font-face style:name="IPAゴシック" svg:font-family="IPAゴシック" style:font-adornments="標準" style:font-family-generic="modern" style:font-pitch="fixed"/>
    <style:font-face style:name="ＭＳ Ｐゴシック" svg:font-family="'ＭＳ Ｐゴシック'" style:font-family-generic="modern" style:font-pitch="fixed"/>
    <style:font-face style:name="IPA P明朝1" svg:font-family="'IPA P明朝'" style:font-adornments="標準" style:font-pitch="variable"/>
    <style:font-face style:name="IPA Pゴシック" svg:font-family="'IPA Pゴシック'" style:font-adornments="標準" style:font-family-generic="modern" style:font-pitch="variable"/>
    <style:font-face style:name="FreeSerif" svg:font-family="FreeSerif" style:font-adornments="標準" style:font-family-generic="roman" style:font-pitch="variable"/>
    <style:font-face style:name="IPA P明朝" svg:font-family="'IPA P明朝'" style:font-family-generic="roman" style:font-pitch="variable"/>
    <style:font-face style:name="IPA P明朝2" svg:font-family="'IPA P明朝'" style:font-adornments="標準" style:font-family-generic="roman" style:font-pitch="variable"/>
    <style:font-face style:name="TakaoPMincho" svg:font-family="TakaoPMincho" style:font-family-generic="roman" style:font-pitch="variable"/>
    <style:font-face style:name="FreeSans" svg:font-family="FreeSans" style:font-adornments="太字" style:font-family-generic="swiss" style:font-pitch="variable"/>
    <style:font-face style:name="FreeSans1" svg:font-family="FreeSans" style:font-adornments="標準" style:font-family-generic="swiss" style:font-pitch="variable"/>
    <style:font-face style:name="IPA Pゴシック1" svg:font-family="'IPA Pゴシック'" style:font-adornments="太字" style:font-family-generic="swiss" style:font-pitch="variable"/>
    <style:font-face style:name="IPA Pゴシック2" svg:font-family="'IPA Pゴシック'" style:font-adornments="標準" style:font-family-generic="swiss" style:font-pitch="variable"/>
    <style:font-face style:name="IPAゴシック1" svg:font-family="IPAゴシック" style:font-adornments="標準"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Text_20_body">
      <style:text-properties style:language-asian="ja" style:country-asian="JP"/>
    </style:style>
    <style:style style:name="P3" style:family="paragraph" style:parent-style-name="Text_20_body">
      <style:text-properties officeooo:rsid="003218f1" style:language-asian="ja" style:country-asian="JP"/>
    </style:style>
    <style:style style:name="P4" style:family="paragraph" style:parent-style-name="Text_20_body">
      <style:text-properties officeooo:rsid="0032c91f" style:language-asian="ja" style:country-asian="JP"/>
    </style:style>
    <style:style style:name="P5" style:family="paragraph" style:parent-style-name="Text_20_body">
      <style:text-properties officeooo:rsid="0034327a" style:language-asian="ja" style:country-asian="JP"/>
    </style:style>
    <style:style style:name="P6" style:family="paragraph" style:parent-style-name="Text_20_body">
      <style:text-properties officeooo:rsid="0034327a" officeooo:paragraph-rsid="00374bdf" style:language-asian="ja" style:country-asian="JP"/>
    </style:style>
    <style:style style:name="P7" style:family="paragraph" style:parent-style-name="Standard">
      <style:text-properties officeooo:rsid="00041acf" officeooo:paragraph-rsid="003daf32" style:language-asian="ja" style:country-asian="JP"/>
    </style:style>
    <style:style style:name="P8" style:family="paragraph" style:parent-style-name="Standard">
      <style:text-properties officeooo:rsid="00041acf" officeooo:paragraph-rsid="00452e5c" style:language-asian="ja" style:country-asian="JP"/>
    </style:style>
    <style:style style:name="P9" style:family="paragraph" style:parent-style-name="Standard">
      <style:paragraph-properties fo:text-align="center" style:justify-single-word="false"/>
      <style:text-properties officeooo:rsid="00041acf" officeooo:paragraph-rsid="00452e5c" style:language-asian="ja" style:country-asian="JP"/>
    </style:style>
    <style:style style:name="P10" style:family="paragraph" style:parent-style-name="Title">
      <style:text-properties officeooo:rsid="00318c0c" officeooo:paragraph-rsid="00452e5c"/>
    </style:style>
    <style:style style:name="P11" style:family="paragraph" style:parent-style-name="Title">
      <style:paragraph-properties fo:break-before="page"/>
      <style:text-properties officeooo:rsid="00318c0c" officeooo:paragraph-rsid="00452e5c"/>
    </style:style>
    <style:style style:name="P12" style:family="paragraph" style:parent-style-name="Title">
      <style:paragraph-properties fo:text-align="start" style:justify-single-word="false"/>
      <style:text-properties style:font-name="IPA P明朝" fo:font-size="9pt" fo:font-weight="normal" officeooo:rsid="00041acf" officeooo:paragraph-rsid="00452e5c" style:font-name-asian="IPA P明朝" style:font-size-asian="9pt" style:language-asian="ja" style:country-asian="JP" style:font-weight-asian="normal" style:font-size-complex="9pt" style:font-weight-complex="normal"/>
    </style:style>
    <style:style style:name="P13" style:family="paragraph" style:parent-style-name="Title">
      <style:text-properties fo:font-size="10.5pt" fo:font-weight="normal" officeooo:rsid="00041acf" officeooo:paragraph-rsid="00452e5c" style:font-size-asian="10.5pt" style:language-asian="ja" style:country-asian="JP" style:font-weight-asian="normal" style:font-size-complex="10.5pt" style:font-weight-complex="normal"/>
    </style:style>
    <style:style style:name="T1" style:family="text">
      <style:text-properties style:language-asian="ja" style:country-asian="JP"/>
    </style:style>
    <style:style style:name="T2" style:family="text">
      <style:text-properties officeooo:rsid="003218f1" style:language-asian="ja" style:country-asian="JP"/>
    </style:style>
    <style:style style:name="T3" style:family="text">
      <style:text-properties officeooo:rsid="0032c91f" style:language-asian="ja" style:country-asian="JP"/>
    </style:style>
    <style:style style:name="T4" style:family="text">
      <style:text-properties officeooo:rsid="0034327a" style:language-asian="ja" style:country-asian="JP"/>
    </style:style>
    <style:style style:name="T5" style:family="text">
      <style:text-properties officeooo:rsid="0039f07c" style:language-asian="ja" style:country-asian="JP"/>
    </style:style>
    <style:style style:name="T6" style:family="text">
      <style:text-properties officeooo:rsid="0004cf48"/>
    </style:style>
    <style:style style:name="T7" style:family="text">
      <style:text-properties officeooo:rsid="0004d3cd"/>
    </style:style>
    <style:style style:name="T8" style:family="text">
      <style:text-properties officeooo:rsid="0006ab1f"/>
    </style:style>
    <style:style style:name="T9" style:family="text">
      <style:text-properties officeooo:rsid="00468b45"/>
    </style:style>
    <style:style style:name="T10" style:family="text">
      <style:text-properties officeooo:rsid="0047cb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はじめに</text:p>
      <text:p text:style-name="P9">― このキットを使うすべての人に―</text:p>
      <text:p text:style-name="P9"/>
      <text:p text:style-name="P8">これはおもちゃのロボットをラジコン化するIR Remo Kitの取り扱い説明書です。普通こういったキットの取説は箱に簡単に書いてあったり、白黒で、薄い紙に印刷して丸めてあったり、大事にされていません。</text:p>
      <text:p text:style-name="P7">このキットはできるだけ安く作りましたが、取扱説明書は別です。（気の入れようも別ですし、第一別売です）開発者の思いのたけを余すところなく書かせていただきます。</text:p>
      <text:p text:style-name="P7">第1章はこのキットの基本的な使い方ができるように解説した入門です。ここに書いたセットアップを中学生以上の大人が行いえば、このおもちゃの操作自体は、小学生低学年から行えるようになっています。</text:p>
      <text:p text:style-name="P7">第2章は第１章の応用として自らロボットを作りキットを組み込みます。IR Remoは電池を含めて極めて軽く作ってあるので、紙コップや、カップヌードルの入れ物でもロボットに仕立てられます。</text:p>
      <text:p text:style-name="P7">赤外線リモコンは一般に同じ種類のものだと混信し1対1でしか使えません。ほかの人が遊んでいるとことに割り込むと混信して操作不能になります。IR Remoは<text:span text:style-name="T6">default modeではこの混信を避けれれませんが、オプションのスタジアムキットを使うと4台の独立したロボットを4人がそれぞれ干渉なしに操縦できるようになります。</text:span></text:p>
      <text:p text:style-name="P7">第3章はこの拡張モードの使い方を解説します。拡張モードを使うにはIR Remoを組み込んだロボットを2台～4台、赤外線投光ユニット、PS3ゲームコントローラー2～4台が必要です。</text:p>
      <text:p text:style-name="P7">普通の取説ならここまでで終わりです。でもこのキットの解説はここからです。</text:p>
      <text:p text:style-name="P7">第4章はIR Remoの回路図を学びます。KiCadで書いた回路図を<text:span text:style-name="T7">GidHubからDLし基板作りを体験することができます。</text:span></text:p>
      <text:p text:style-name="P7">第5章はIR Remoのソフトウエアーです。CY8C4014SXI-410Tというチップを使ってますが、ARMの32Bit Machine <text:span text:style-name="T9">proseccsor</text:span> <text:span text:style-name="T7">Cortex-M0です。この章を理解すればPSoC4の開発をしてIR Remoを自由に改造できるようになります。現行のソフトはGitHubからダウンロード可能です。</text:span></text:p>
      <text:p text:style-name="P7">IR Remoは先に述べたように<text:span text:style-name="T8">4対のゲームコントローラーとロボットを独立して運転できます。</text:span></text:p>
      <text:p text:style-name="P7">これはさすがに普通のIRコントローラーでは無理でした。</text:p>
      <text:p text:style-name="P7">第6章ではそれをどうやって解決したか、再現できるように詳説します。<text:span text:style-name="T8">Linux と NanoPiを使ってPS</text:span><text:span text:style-name="T10">3</text:span><text:span text:style-name="T8">ゲームコントローラーからのBLEを受信し、信号が衝突しないように、特定のメカが不公平にならないように時分割して強力な赤外線を送信します。Linux SBC, Power LED Controlについて学べます。ソフトはPythonで書きます。ちょっと応用すれば、エアコンとか、照明とかいろいろなものを制御できます。</text:span></text:p>
      <text:p text:style-name="P12">これで一応全部です。通読してくれた方有難うございます。そわそわ途中の章をめくった方、私の同輩です。普通にちゃんと扱えば怪我しないようにできてます。モーターコントローラーは電流制限があります。でもIR Remoは繋げるものを限定しません。ある意味全部想定外です。科学的観察力と、先輩先生に指導をうけ冒険に旅立ちましょう。</text:p>
      <text:p text:style-name="P13"/>
      <text:p text:style-name="P11">終わりに</text:p>
      <text:p text:style-name="Subtitle"><text:span text:style-name="T1">― 国際的未来人になるために</text:span> <text:span text:style-name="T1">―</text:span></text:p>
      <text:p text:style-name="P2"/>
      <text:p text:style-name="P2">この本は、私が近頃思っていること、読んだ人がこうなってほしいと思っていることを書きました。</text:p>
      <text:p text:style-name="P2">最新技術に詳しく、よく理解し、出来るなら技術を牽引する人。学校で教わる以外の事も自分で調べ、理解する人になってほしいのです。</text:p>
      <text:p text:style-name="Text_20_body"><text:span text:style-name="T1">でもそれだけではありません。私はちょっとだけ中国語が使えるので、中国に初めて行った時も、一人旅でした。まあ、『困ったら口があるのだから』と気楽です。旅行でトラブルが起こるのは想定内です。早速スマホが動かなくなりました。</text:span><text:span text:style-name="T5">G</text:span><text:span text:style-name="T2">oogle </text:span><text:span text:style-name="T5">M</text:span><text:span text:style-name="T2">apが使えません。宿に行こうと地図を頼りに歩き回ったのですが、主にGoogle Mapを使おうと思っていたので、出力した地図はわずかで、直ぐ道に迷ってしまいました。</text:span></text:p>
      <text:p text:style-name="P3">「你好。这家旅馆在哪里？」</text:p>
      <text:p text:style-name="P3">「御免なさい、私詳しくないのよ。でも待ってね、近所に住んでいる人がいるから、呼んできてあげるわ？」</text:p>
      <text:p text:style-name="P3">「なに？電話が壊れた？そりゃ大変だ。僕の電話で調べてあげるから。すぐ近くだ。わかりやすいところまで送ってあげるよ。」</text:p>
      <text:p text:style-name="P3">「謝謝」</text:p>
      <text:p text:style-name="P3">出てきて、歩いて送ってもらいました。</text:p>
      <text:p text:style-name="P3">そんな話を友人のノマドにしたら、</text:p>
      <text:p text:style-name="P3">「中国人は確かに親切だね。でも立場が逆だったらfanfanはどうする？」</text:p>
      <text:p text:style-name="P3">「店番していたら、中国人が入って来て、日本語で『この宿はどこですか？』と尋ねたらッてこと？」</text:p>
      <text:p text:style-name="P3">「そうだよ。」</text:p>
      <text:p text:style-name="P3">「そりゃできる範囲で案内するよ。」</text:p>
      <text:p text:style-name="P3">「そうだよね。」</text:p>
      <text:p text:style-name="Text_20_body"><text:span text:style-name="T2">「タイでも、ベトナムでも実はそうなんだ。分かる言葉で聞かれたら、無償で救助するのは国際常識なんだ。ノマド仲間でヨーロッパに行くのもいるがやはりそう、だからノマドが成り立つんだよ。僕の知る限りそれが通用しないのは日本だけ。</text:span><text:span text:style-name="T3">fanfanは案内するって言ったけど、それは例外で普通は胡散臭い目で見るだけで無視する。」</text:span></text:p>
      <text:p text:style-name="P4">「ガーン」</text:p>
      <text:p text:style-name="P4">ショックでした。世界で唯一平和なのにノマドができない『非人情の国』日本。</text:p>
      <text:p text:style-name="Text_20_body"><text:soft-page-break/><text:span text:style-name="T3">皆さん！ 経済的豊かさとか、医療制度とか、教育水準とか、国のランキングにはいろいろあるけれど、ノマドが評価する非人情の国ワーストワンはさすがに恥ずかしいです。何とかしてほしいです。中国ではほかにバスや地下鉄に乗った時、席を譲られました。タクシーが間違えて数</text:span><text:span text:style-name="T4">km離れた田舎に取り残されて途方に暮れていると若者がバイクの後ろに乗せて目的地まで運んでくれました。</text:span></text:p>
      <text:p text:style-name="P5">言葉の問題は確かにあります。でも大抵は英語です。学校で習いましたよね。それより外国人に日本語で聞たれた場合の気構えはできていますか？そっちの方が問題です。</text:p>
      <text:p text:style-name="P6">国際仕様とは『英語』が話せるかじゃなく『外国人』とも気楽に意思疎通できるか？困ったときに助け合えるかだと思います。立派な社会人に、それ以上に国際的未来人になってください。</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FreeMono" svg:font-family="FreeMono" style:font-adornments="標準" style:font-family-generic="modern" style:font-pitch="fixed"/>
    <style:font-face style:name="IPAゴシック" svg:font-family="IPAゴシック" style:font-adornments="標準" style:font-family-generic="modern" style:font-pitch="fixed"/>
    <style:font-face style:name="ＭＳ Ｐゴシック" svg:font-family="'ＭＳ Ｐゴシック'" style:font-family-generic="modern" style:font-pitch="fixed"/>
    <style:font-face style:name="IPA P明朝1" svg:font-family="'IPA P明朝'" style:font-adornments="標準" style:font-pitch="variable"/>
    <style:font-face style:name="IPA Pゴシック" svg:font-family="'IPA Pゴシック'" style:font-adornments="標準" style:font-family-generic="modern" style:font-pitch="variable"/>
    <style:font-face style:name="FreeSerif" svg:font-family="FreeSerif" style:font-adornments="標準" style:font-family-generic="roman" style:font-pitch="variable"/>
    <style:font-face style:name="IPA P明朝" svg:font-family="'IPA P明朝'" style:font-family-generic="roman" style:font-pitch="variable"/>
    <style:font-face style:name="IPA P明朝2" svg:font-family="'IPA P明朝'" style:font-adornments="標準" style:font-family-generic="roman" style:font-pitch="variable"/>
    <style:font-face style:name="TakaoPMincho" svg:font-family="TakaoPMincho" style:font-family-generic="roman" style:font-pitch="variable"/>
    <style:font-face style:name="FreeSans" svg:font-family="FreeSans" style:font-adornments="太字" style:font-family-generic="swiss" style:font-pitch="variable"/>
    <style:font-face style:name="FreeSans1" svg:font-family="FreeSans" style:font-adornments="標準" style:font-family-generic="swiss" style:font-pitch="variable"/>
    <style:font-face style:name="IPA Pゴシック1" svg:font-family="'IPA Pゴシック'" style:font-adornments="太字" style:font-family-generic="swiss" style:font-pitch="variable"/>
    <style:font-face style:name="IPA Pゴシック2" svg:font-family="'IPA Pゴシック'" style:font-adornments="標準" style:font-family-generic="swiss" style:font-pitch="variable"/>
    <style:font-face style:name="IPAゴシック1" svg:font-family="IPAゴシック" style:font-adornments="標準"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akaoPMincho" fo:font-size="12pt" fo:language="en" fo:country="US" style:letter-kerning="true" style:font-name-asian="TakaoPGothic" style:font-size-asian="10.5pt" style:language-asian="ja" style:country-asian="JP"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akaoPMincho" fo:font-size="12pt" fo:language="en" fo:country="US" style:letter-kerning="true" style:font-name-asian="TakaoPGothic" style:font-size-asian="10.5pt" style:language-asian="ja" style:country-asian="JP"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punctuation-wrap="simple"/>
      <style:text-properties style:font-name="FreeSerif" fo:font-family="FreeSerif" style:font-style-name="標準" style:font-family-generic="roman" style:font-pitch="variable" fo:font-size="9pt" style:font-name-asian="IPA P明朝1" style:font-family-asian="'IPA P明朝'" style:font-style-name-asian="標準" style:font-pitch-asian="variable"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ans" fo:font-family="FreeSans" style:font-style-name="太字" style:font-family-generic="swiss" style:font-pitch="variable" fo:font-size="14pt" fo:font-weight="600" style:font-name-asian="IPA Pゴシック1" style:font-family-asian="'IPA Pゴシック'" style:font-style-name-asian="太字" style:font-family-generic-asian="swiss" style:font-pitch-asian="variable" style:font-size-asian="14pt" style:font-weight-asian="bold"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0.529cm" fo:text-align="justify" style:justify-single-word="false" style:register-true="true" fo:text-indent="0.319cm" style:auto-text-indent="false" style:page-number="auto" style:shadow="none">
        <style:tab-stops/>
      </style:paragraph-properties>
      <style:text-properties style:font-name="FreeSerif" fo:font-family="FreeSerif" style:font-style-name="標準" style:font-family-generic="roman" style:font-pitch="variable" fo:font-size="9pt" style:font-name-asian="IPA P明朝2" style:font-family-asian="'IPA P明朝'" style:font-style-name-asian="標準" style:font-family-generic-asian="roman" style:font-pitch-asian="variable" style:font-size-asian="9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8pt" fo:font-style="normal" style:font-size-asian="8pt" style:font-style-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size-asian="9pt"/>
    </style:style>
    <style:style style:name="Heading_20_3" style:display-name="Heading 3" style:family="paragraph" style:parent-style-name="Heading" style:next-style-name="Text_20_body" style:default-outline-level="3" style:class="text">
      <style:paragraph-properties fo:margin-left="0cm" fo:margin-right="0cm" fo:margin-top="0.071cm" fo:margin-bottom="0cm" style:contextual-spacing="false" fo:text-indent="0cm" style:auto-text-indent="false"/>
      <style:text-properties style:font-name="IPA Pゴシック" fo:font-family="'IPA Pゴシック'" style:font-style-name="標準" style:font-family-generic="modern" style:font-pitch="variable" fo:font-size="9pt" style:text-underline-style="solid" style:text-underline-width="auto" style:text-underline-color="font-color" fo:font-weight="normal" style:font-name-asian="IPA Pゴシック2" style:font-family-asian="'IPA Pゴシック'" style:font-style-name-asian="標準" style:font-family-generic-asian="swiss" style:font-pitch-asian="variable" style:font-size-asian="9pt" style:font-weight-asian="normal"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style:font-name="FreeSans" fo:font-family="FreeSans" style:font-style-name="太字" style:font-family-generic="swiss" style:font-pitch="variable" fo:font-size="14pt" fo:font-weight="600" style:font-name-asian="IPA Pゴシック1" style:font-family-asian="'IPA Pゴシック'" style:font-style-name-asian="太字" style:font-family-generic-asian="swiss" style:font-pitch-asian="variable" style:font-size-asian="14pt" style:font-weight-asian="bold" style:font-size-complex="115%" style:font-weight-complex="bold"/>
    </style:style>
    <style:style style:name="Signature" style:family="paragraph" style:parent-style-name="Standard" style:class="text">
      <style:paragraph-properties fo:margin-top="0.21cm" fo:margin-bottom="0cm" style:contextual-spacing="false" fo:text-align="end" style:justify-single-word="false" text:number-lines="false" text:line-number="0"/>
      <style:text-properties style:font-name="FreeSans1" fo:font-family="FreeSans" style:font-style-name="標準" style:font-family-generic="swiss" style:font-pitch="variable" fo:font-size="10pt" style:font-name-asian="IPA Pゴシック2" style:font-family-asian="'IPA Pゴシック'" style:font-style-name-asian="標準" style:font-family-generic-asian="swiss" style:font-pitch-asian="variable" style:font-size-asian="10pt"/>
    </style:style>
    <style:style style:name="Illustration" style:family="paragraph" style:parent-style-name="Caption" style:class="extra"/>
    <style:style style:name="Frame_20_contents" style:display-name="Frame contents" style:family="paragraph" style:parent-style-name="Text_20_body"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21cm" fo:margin-bottom="0.21cm" style:contextual-spacing="false" fo:text-indent="0cm" style:auto-text-indent="false" style:page-number="auto" style:shadow="none">
        <style:drop-cap/>
      </style:paragraph-properties>
      <style:text-properties fo:font-size="12pt" fo:font-style="normal" fo:text-shadow="none" fo:font-weight="normal" style:font-name-asian="IPA Pゴシック1" style:font-family-asian="'IPA Pゴシック'" style:font-style-name-asian="太字" style:font-family-generic-asian="swiss" style:font-pitch-asian="variable" style:font-size-asian="12pt" style:font-style-asian="normal" style:font-weight-asian="normal" style:font-size-complex="14pt" style:font-style-complex="italic" style:font-weight-complex="bold"/>
    </style:style>
    <style:style style:name="Title" style:family="paragraph" style:parent-style-name="Heading" style:next-style-name="Subtitle" style:class="chapter">
      <style:paragraph-properties fo:margin-top="0.275cm" fo:margin-bottom="0.138cm" style:contextual-spacing="false" fo:text-align="center" style:justify-single-word="false"/>
      <style:text-properties style:font-name="FreeSans" fo:font-family="FreeSans" style:font-style-name="太字" style:font-family-generic="swiss" style:font-pitch="variable" fo:font-size="14pt" fo:font-weight="600" style:font-name-asian="IPA Pゴシック1" style:font-family-asian="'IPA Pゴシック'" style:font-style-name-asian="太字" style:font-family-generic-asian="swiss" style:font-pitch-asian="variable" style:font-size-asian="14pt" style:font-weight-asian="bold" style:font-size-complex="18pt" style:font-weight-complex="bold"/>
    </style:style>
    <style:style style:name="Subtitle" style:family="paragraph" style:parent-style-name="Title" style:next-style-name="Text_20_body" style:class="chapter">
      <style:paragraph-properties fo:margin-top="0cm" fo:margin-bottom="0cm" style:contextual-spacing="false" fo:text-align="center" style:justify-single-word="false"/>
      <style:text-properties fo:font-size="11pt" fo:font-style="normal" fo:font-weight="normal" style:font-size-asian="11pt" style:font-style-asian="normal" style:font-weight-asian="normal" style:font-size-complex="14pt" style:font-style-complex="italic"/>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0.605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6.05cm" style:type="center"/>
          <style:tab-stop style:position="12.102cm" style:type="right"/>
        </style:tab-stops>
      </style:paragraph-properties>
    </style:style>
    <style:style style:name="連絡先" style:family="paragraph" style:parent-style-name="Standard" style:next-style-name="Text_20_body">
      <style:paragraph-properties fo:text-align="end" style:justify-single-word="false"/>
      <style:text-properties style:font-name="FreeMono" fo:font-family="FreeMono" style:font-style-name="標準" style:font-family-generic="modern" style:font-pitch="fixed" fo:font-size="9pt" style:font-name-asian="IPAゴシック1" style:font-family-asian="IPAゴシック" style:font-style-name-asian="標準" style:font-family-generic-asian="swiss" style:font-pitch-asian="variable" style:font-size-asian="9pt"/>
    </style:style>
    <style:style style:name="Quotations" style:family="paragraph" style:parent-style-name="Text_20_body" style:class="html" style:master-page-name="">
      <style:paragraph-properties fo:margin-left="0cm" fo:margin-right="0cm" fo:margin-top="0cm" fo:margin-bottom="0cm" style:contextual-spacing="false" fo:text-indent="0cm" style:auto-text-indent="false" style:page-number="auto" fo:padding="0.319cm" fo:border-left="0.31pt solid #000000" fo:border-right="none" fo:border-top="none" fo:border-bottom="none" style:shadow="none"/>
      <style:text-properties style:font-name-asian="IPA P明朝1" style:font-family-asian="'IPA P明朝'" style:font-style-name-asian="標準" style:font-pitch-asian="variable"/>
    </style:style>
    <style:style style:name="プログラムコード" style:family="paragraph" style:parent-style-name="Text_20_body" style:default-outline-level="3" style:list-style-name="">
      <style:paragraph-properties fo:margin-left="0cm" fo:margin-right="0cm" fo:line-height="0.353cm" fo:text-align="start" style:justify-single-word="false" fo:text-indent="0cm" style:auto-text-indent="false" fo:padding="0.049cm" fo:border="0.31pt solid #000000" style:shadow="none"/>
      <style:text-properties style:font-name="FreeMono" fo:font-family="FreeMono" style:font-style-name="標準" style:font-family-generic="modern" style:font-pitch="fixed" fo:font-size="8pt" style:font-name-asian="IPAゴシック1" style:font-family-asian="IPAゴシック" style:font-style-name-asian="標準" style:font-family-generic-asian="swiss" style:font-pitch-asian="variable" style:font-size-asian="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8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600" style:font-name-asian="IPA Pゴシック1" style:font-family-asian="'IPA Pゴシック'" style:font-style-name-asian="太字" style:font-family-generic-asian="swiss" style:font-pitch-asian="variable"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Internet_20_link" style:display-name="Internet link" style:family="text">
      <style:text-properties fo:color="#000000" loext:opacity="100%" style:font-name="FreeSans1" fo:font-family="FreeSans" style:font-style-name="標準" style:font-family-generic="swiss" style:font-pitch="variable" fo:font-size="8pt" fo:language="zxx" fo:country="none" style:text-underline-style="solid" style:text-underline-width="auto" style:text-underline-color="font-color" fo:background-color="transparent" style:font-name-asian="IPAゴシック" style:font-family-asian="IPAゴシック" style:font-style-name-asian="標準" style:font-family-generic-asian="modern" style:font-pitch-asian="fixed" style:font-size-asian="8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ＭＳ Ｐゴシック" style:font-family-asian="'ＭＳ Ｐゴシック'" style:font-family-generic-asian="modern" style:font-pitch-asian="fixed" style:font-name-complex="Courier New" style:font-family-complex="'Courier New'" style:font-family-generic-complex="modern" style:font-pitch-complex="fixed"/>
    </style:style>
    <style:style style:name="Page_20_Number" style:display-name="Page Number"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Line_20_numbering" style:display-name="Line numbering" style:family="text"/>
    <style:style style:name="Citation" style:family="text">
      <style:text-properties fo:font-style="italic" style:font-style-asian="italic" style:font-style-complex="italic"/>
    </style:style>
    <style:style style:name="User_20_Entry" style:display-name="User Entry" style:family="text">
      <style:text-properties style:font-name="Courier New" fo:font-family="'Courier New'" style:font-family-generic="modern" style:font-pitch="fixed" style:font-name-asian="ＭＳ Ｐゴシック" style:font-family-asian="'ＭＳ Ｐゴシック'" style:font-family-generic-asian="modern" style:font-pitch-asian="fixed" style:font-name-complex="Courier New" style:font-family-complex="'Courier New'"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Caption_20_characters" style:display-name="Caption characters" style:family="text"/>
    <style:style style:name="Vertical_20_Numbering_20_Symbols" style:display-name="Vertical Numbering Symbols" style:family="text">
      <style:text-properties style:text-rotation-angle="90" style:text-rotation-scale="line-height"/>
    </style:style>
    <style:style style:name="Definition" style:family="text"/>
    <style:style style:name="Teletype" style:family="text">
      <style:text-properties style:font-name="Courier New" fo:font-family="'Courier New'" style:font-family-generic="modern" style:font-pitch="fixed" style:font-name-asian="ＭＳ Ｐゴシック" style:font-family-asian="'ＭＳ Ｐゴシック'"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fo:font-family="'Courier New'" style:font-family-generic="modern" style:font-pitch="fixed" style:font-name-asian="ＭＳ Ｐゴシック" style:font-family-asian="'ＭＳ Ｐゴシック'"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fo:margin-left="0.199cm" fo:margin-right="0.199cm" style:wrap="dynamic" style:number-wrapped-paragraphs="no-limit" style:wrap-contour="false" style:vertical-pos="top" style:vertical-rel="paragraph" style:horizontal-pos="center" style:horizontal-rel="paragraph" style:shadow="none" draw:shadow-opacity="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64cm" fo:text-indent="-0.8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style:font-size-asian="9pt" style:font-size-complex="9pt"/>
    </style:style>
    <style:page-layout style:name="Mpm1">
      <style:page-layout-properties fo:page-width="15.101cm" fo:page-height="21.301cm" style:num-format="1" style:print-orientation="portrait" fo:margin-top="2cm" fo:margin-bottom="1cm" fo:margin-left="1.499cm" fo:margin-right="1.499cm" style:shadow="none" style:writing-mode="lr-tb" style:layout-grid-color="#c0c0c0" style:layout-grid-lines="38" style:layout-grid-base-height="0.55cm" style:layout-grid-ruby-height="0.035cm" style:layout-grid-mode="none" style:layout-grid-ruby-below="false" style:layout-grid-print="true" style:layout-grid-display="true" style:layout-grid-base-width="0.388cm" style:layout-grid-snap-to="true" style:footnote-max-height="0cm">
        <style:columns fo:column-count="1" fo:column-gap="0cm"/>
        <style:footnote-sep style:width="0.018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08T22:52:36.290000000</meta:creation-date>
    <meta:editing-duration>PT1H21M28S</meta:editing-duration>
    <meta:editing-cycles>8</meta:editing-cycles>
    <meta:generator>LibreOffice/7.0.0.3$Windows_X86_64 LibreOffice_project/8061b3e9204bef6b321a21033174034a5e2ea88e</meta:generator>
    <dc:title>koedo.odt</dc:title>
    <dc:date>2020-08-16T19:34:55.041000000</dc:date>
    <meta:document-statistic meta:table-count="0" meta:image-count="0" meta:object-count="0" meta:page-count="3" meta:paragraph-count="38" meta:word-count="2271" meta:character-count="2472" meta:non-whitespace-character-count="2446"/>
    <meta:template xlink:type="simple" xlink:actuate="onRequest" xlink:title="koedo.odt" xlink:href="../../../AppData/Roaming/LibreOffice/4/user/template/koedo.odt.ott" meta:date="2020-08-08T22:52:35.678000000"/>
  </office:meta>
</office:document-meta>
</file>